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01cm"/>
    </style:style>
    <style:style style:name="co3" style:family="table-column">
      <style:table-column-properties fo:break-before="auto" style:column-width="7.655cm"/>
    </style:style>
    <style:style style:name="co4" style:family="table-column">
      <style:table-column-properties fo:break-before="auto" style:column-width="7.516cm"/>
    </style:style>
    <style:style style:name="co5" style:family="table-column">
      <style:table-column-properties fo:break-before="auto" style:column-width="6.31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76cm" fo:break-before="auto" style:use-optimal-row-height="false"/>
    </style:style>
    <style:style style:name="ro3" style:family="table-row">
      <style:table-row-properties style:row-height="1.161cm" fo:break-before="auto" style:use-optimal-row-height="false"/>
    </style:style>
    <style:style style:name="ro4" style:family="table-row">
      <style:table-row-properties style:row-height="1.214cm" fo:break-before="auto" style:use-optimal-row-height="false"/>
    </style:style>
    <style:style style:name="ro5" style:family="table-row">
      <style:table-row-properties style:row-height="1.235cm" fo:break-before="auto" style:use-optimal-row-height="true"/>
    </style:style>
    <style:style style:name="ro6" style:family="table-row">
      <style:table-row-properties style:row-height="2.281cm" fo:break-before="auto" style:use-optimal-row-height="false"/>
    </style:style>
    <style:style style:name="ro7" style:family="table-row">
      <style:table-row-properties style:row-height="1.595cm" fo:break-before="auto" style:use-optimal-row-height="false"/>
    </style:style>
    <style:style style:name="ro8" style:family="table-row">
      <style:table-row-properties style:row-height="1.942cm" fo:break-before="auto" style:use-optimal-row-height="false"/>
    </style:style>
    <style:style style:name="ro9" style:family="table-row">
      <style:table-row-properties style:row-height="1.129cm" fo:break-before="auto" style:use-optimal-row-height="false"/>
    </style:style>
    <style:style style:name="ro10" style:family="table-row">
      <style:table-row-properties style:row-height="1.097cm" fo:break-before="auto" style:use-optimal-row-height="false"/>
    </style:style>
    <style:style style:name="ro11" style:family="table-row">
      <style:table-row-properties style:row-height="1.235cm" fo:break-before="auto" style:use-optimal-row-height="false"/>
    </style:style>
    <style:style style:name="ro12" style:family="table-row">
      <style:table-row-properties style:row-height="1.266cm" fo:break-before="auto" style:use-optimal-row-height="false"/>
    </style:style>
    <style:style style:name="ro13" style:family="table-row">
      <style:table-row-properties style:row-height="1.277cm" fo:break-before="auto" style:use-optimal-row-height="false"/>
    </style:style>
    <style:style style:name="ro14" style:family="table-row">
      <style:table-row-properties style:row-height="1.794cm" fo:break-before="auto" style:use-optimal-row-height="false"/>
    </style:style>
    <style:style style:name="ro15" style:family="table-row">
      <style:table-row-properties style:row-height="1.711cm" fo:break-before="auto" style:use-optimal-row-height="false"/>
    </style:style>
    <style:style style:name="ro16" style:family="table-row">
      <style:table-row-properties style:row-height="4.045cm" fo:break-before="auto" style:use-optimal-row-height="false"/>
    </style:style>
    <style:style style:name="ro17" style:family="table-row">
      <style:table-row-properties style:row-height="2.302cm" fo:break-before="auto" style:use-optimal-row-height="false"/>
    </style:style>
    <style:style style:name="ro18" style:family="table-row">
      <style:table-row-properties style:row-height="3.579cm" fo:break-before="auto" style:use-optimal-row-height="false"/>
    </style:style>
    <style:style style:name="ro19" style:family="table-row">
      <style:table-row-properties style:row-height="1.7cm" fo:break-before="auto" style:use-optimal-row-height="false"/>
    </style:style>
    <style:style style:name="ro20" style:family="table-row">
      <style:table-row-properties style:row-height="1.679cm" fo:break-before="auto" style:use-optimal-row-height="false"/>
    </style:style>
    <style:style style:name="ro21" style:family="table-row">
      <style:table-row-properties style:row-height="1.669cm" fo:break-before="auto" style:use-optimal-row-height="false"/>
    </style:style>
    <style:style style:name="ro22" style:family="table-row">
      <style:table-row-properties style:row-height="1.637cm" fo:break-before="auto" style:use-optimal-row-height="false"/>
    </style:style>
    <style:style style:name="ro23" style:family="table-row">
      <style:table-row-properties style:row-height="1.762cm" fo:break-before="auto" style:use-optimal-row-height="false"/>
    </style:style>
    <style:style style:name="ro24" style:family="table-row">
      <style:table-row-properties style:row-height="2.058cm" fo:break-before="auto" style:use-optimal-row-height="false"/>
    </style:style>
    <style:style style:name="ro25" style:family="table-row">
      <style:table-row-properties style:row-height="1.85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fo:border="0.74pt double #000000" style:border-line-width="0.053cm 0.004cm 0.026cm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="0.74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row table:style-name="ro1" table:number-rows-repeated="2">
          <table:table-cell table:number-columns-repeated="2"/>
          <table:table-cell table:style-name="Default" table:number-columns-repeated="4"/>
        </table:table-row>
        <table:table-row table:style-name="ro2">
          <table:table-cell table:number-columns-repeated="2"/>
          <table:table-cell table:style-name="ce3" office:value-type="string" calcext:value-type="string">
            <text:p>Besoin Utilisateur</text:p>
          </table:table-cell>
          <table:table-cell table:style-name="ce3" office:value-type="string" calcext:value-type="string">
            <text:p>Mesures spécifiques à utiliser</text:p>
          </table:table-cell>
          <table:table-cell table:style-name="ce3" office:value-type="string" calcext:value-type="string">
            <text:p>Visualisation</text:p>
          </table:table-cell>
          <table:table-cell table:style-name="ce3" office:value-type="string" calcext:value-type="string">
            <text:p>Page/Onglet/Vue</text:p>
          </table:table-cell>
        </table:table-row>
        <table:table-row table:style-name="ro3">
          <table:table-cell table:number-columns-repeated="2"/>
          <table:table-cell table:style-name="ce4" office:value-type="string" calcext:value-type="string" table:number-columns-spanned="4" table:number-rows-spanned="1">
            <text:p>Vue continentale</text:p>
          </table:table-cell>
          <table:covered-table-cell table:number-columns-repeated="3" table:style-name="ce6"/>
        </table:table-row>
        <table:table-row table:style-name="ro4">
          <table:table-cell table:number-columns-repeated="2"/>
          <table:table-cell office:value-type="string" calcext:value-type="string">
            <text:p>-Filtrer les données selon la/les régions sélectionnée(s)</text:p>
            <text:p>-Filtrer selon l’année sélectionnée</text:p>
          </table:table-cell>
          <table:table-cell office:value-type="string" calcext:value-type="string">
            <text:p>-Liste des régions</text:p>
            <text:p>-Liste des années</text:p>
          </table:table-cell>
          <table:table-cell office:value-type="string" calcext:value-type="string">
            <text:p>-Onglet déroulant avec choix multiple à cocher</text:p>
            <text:p>-Onglet déroulant avec choix unique</text:p>
          </table:table-cell>
          <table:table-cell office:value-type="string" calcext:value-type="string">
            <text:p>Vue Continentale/</text:p>
            <text:p>Régions bulles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-Visualiser les régions sélectionnées</text:p>
            <text:p>-Visualiser le nombre de personnes vivant dans les </text:p>
            <text:p>régions en une année donnée</text:p>
          </table:table-cell>
          <table:table-cell office:value-type="string" calcext:value-type="string">
            <text:p>-Nom de la/les région(s)</text:p>
            <text:p>-Population totale</text:p>
          </table:table-cell>
          <table:table-cell office:value-type="string" calcext:value-type="string">
            <text:p>Bulles groupées avec des couleurs différentes</text:p>
            <text:p>Pour chaque continent</text:p>
          </table:table-cell>
          <table:table-cell office:value-type="string" calcext:value-type="string">
            <text:p>Vue continentale/</text:p>
            <text:p>Régions bulles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-Visualiser le pourcentage des populations des régions </text:p>
            <text:p>ayant un accès basique à l'eau potable selon l’année</text:p>
          </table:table-cell>
          <table:table-cell office:value-type="string" calcext:value-type="string">
            <text:p>-Pourcentage des populations </text:p>
            <text:p>selon la région</text:p>
          </table:table-cell>
          <table:table-cell office:value-type="string" calcext:value-type="string">
            <text:p>Diagramme en barre + dégradé de couleurs </text:p>
            <text:p>Selon le pourcentage</text:p>
          </table:table-cell>
          <table:table-cell office:value-type="string" calcext:value-type="string">
            <text:p>Vue continentale/</text:p>
            <text:p>Pourcentage de la </text:p>
            <text:p>population ayant </text:p>
            <text:p>accès à l’eau </text:p>
            <text:p>Potable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-Visualiser le nombre de citadins et de ruraux par </text:p>
            <text:p>Continents selon l’année</text:p>
          </table:table-cell>
          <table:table-cell office:value-type="string" calcext:value-type="string">
            <text:p>-Nombre de personnes vivant </text:p>
            <text:p>en ville et à la campagne</text:p>
          </table:table-cell>
          <table:table-cell office:value-type="string" calcext:value-type="string">
            <text:p>Stacked barplot</text:p>
          </table:table-cell>
          <table:table-cell office:value-type="string" calcext:value-type="string">
            <text:p>Vue continentale/Répartition </text:p>
            <text:p>population urbain et Rural</text:p>
          </table:table-cell>
        </table:table-row>
        <table:table-row table:style-name="ro8">
          <table:table-cell table:number-columns-repeated="2"/>
          <table:table-cell office:value-type="string" calcext:value-type="string">
            <text:p>-Visualiser l’évolution de la stabilité politique des </text:p>
            <text:p>continents entre 2000 et 2017</text:p>
          </table:table-cell>
          <table:table-cell office:value-type="string" calcext:value-type="string">
            <text:p>-Moyenne des stabilitées </text:p>
            <text:p>politiques des pays composant </text:p>
            <text:p>les continents</text:p>
          </table:table-cell>
          <table:table-cell office:value-type="string" calcext:value-type="string">
            <text:p>Line plot avec couleurs différentes pour chaque</text:p>
            <text:p>Continent</text:p>
          </table:table-cell>
          <table:table-cell office:value-type="string" calcext:value-type="string">
            <text:p>Vue continentale/ </text:p>
            <text:p>Evolution de la stabilité politique</text:p>
          </table:table-cell>
        </table:table-row>
        <table:table-row table:style-name="ro9">
          <table:table-cell table:number-columns-repeated="2"/>
          <table:table-cell office:value-type="string" calcext:value-type="string">
            <text:p>-Visualiser le taux de morts par continents dû à l'eau </text:p>
            <text:p>non potable selon le sexe</text:p>
          </table:table-cell>
          <table:table-cell office:value-type="string" calcext:value-type="string">
            <text:p>-Moyenne des taux de décès</text:p>
            <text:p> attribués à l'eau impure</text:p>
          </table:table-cell>
          <table:table-cell office:value-type="string" calcext:value-type="string">
            <text:p>GroupBarPlot</text:p>
          </table:table-cell>
          <table:table-cell office:value-type="string" calcext:value-type="string">
            <text:p>Vue continentale/Taux de </text:p>
            <text:p>mortalité selon le sexe en 2016</text:p>
          </table:table-cell>
        </table:table-row>
        <table:table-row table:style-name="ro10">
          <table:table-cell table:number-columns-repeated="2"/>
          <table:table-cell table:style-name="ce4" office:value-type="string" calcext:value-type="string" table:number-columns-spanned="4" table:number-rows-spanned="1">
            <text:p>Vue Mondiale</text:p>
          </table:table-cell>
          <table:covered-table-cell table:number-columns-repeated="3" table:style-name="ce6"/>
        </table:table-row>
        <table:table-row table:style-name="ro11">
          <table:table-cell table:number-columns-repeated="2"/>
          <table:table-cell office:value-type="string" calcext:value-type="string">
            <text:p>-Connaître le pourcentage de morts dû à de l'eau </text:p>
            <text:p>Insalubre</text:p>
          </table:table-cell>
          <table:table-cell office:value-type="string" calcext:value-type="string">
            <text:p>-Moyenne des pourcentages </text:p>
            <text:p>des décès pour tous les pays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Vue mondiale/Taux de mortalité</text:p>
            <text:p>dû à l’eau insalubre en 2016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-Connaître le nombre de morts dû à l'eau insalubre</text:p>
          </table:table-cell>
          <table:table-cell office:value-type="string" calcext:value-type="string">
            <text:p>-Somme de tous les morts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Vue mondiale/Nombre de morts</text:p>
            <text:p>Dû à l’eau insalubre en 2016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Connaître le nombre de personnes dans le monde </text:p>
            <text:p>l'année voulue</text:p>
          </table:table-cell>
          <table:table-cell office:value-type="string" calcext:value-type="string">
            <text:p>-Somme de tous les habitants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Vue mondiale/Population </text:p>
            <text:p>Mondiale</text:p>
          </table:table-cell>
        </table:table-row>
        <table:table-row table:style-name="ro13">
          <table:table-cell table:number-columns-repeated="2"/>
          <table:table-cell office:value-type="string" calcext:value-type="string">
            <text:p>-Visualiser l'évolution de la stabilité politique au cours du </text:p>
            <text:p>temps</text:p>
          </table:table-cell>
          <table:table-cell office:value-type="string" calcext:value-type="string">
            <text:p>-Moyenne des stabilitées</text:p>
            <text:p>politiques de tous les pays</text:p>
          </table:table-cell>
          <table:table-cell office:value-type="string" calcext:value-type="string">
            <text:p>Line plot avec dégradé de couleur en fonction</text:p>
            <text:p>de sa valeur</text:p>
          </table:table-cell>
          <table:table-cell office:value-type="string" calcext:value-type="string">
            <text:p>Vue mondiale /Evolution de la </text:p>
            <text:p>Stabilité politique mondiale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-Visualiser l'évolution du nombre de personnes vivant </text:p>
            <text:p>en ville et en campagne</text:p>
          </table:table-cell>
          <table:table-cell office:value-type="string" calcext:value-type="string">
            <text:p>-Sommes de tous les urbains </text:p>
            <text:p>et ruraux</text:p>
          </table:table-cell>
          <table:table-cell office:value-type="string" calcext:value-type="string">
            <text:p>Line plot pour chaque catégorie</text:p>
          </table:table-cell>
          <table:table-cell office:value-type="string" calcext:value-type="string">
            <text:p>Vue mondiale/Evolution de la</text:p>
            <text:p> population mondiale</text:p>
            <text:p>Rural-urbain</text:p>
          </table:table-cell>
        </table:table-row>
        <table:table-row table:style-name="ro14">
          <table:table-cell table:number-columns-repeated="2"/>
          <table:table-cell office:value-type="string" calcext:value-type="string">
            <text:p>-Visualiser l'évolution du pourcentage de la population </text:p>
            <text:p>mondiale ayant un accès basique et sûr à l'eau selon la </text:p>
            <text:p>Granularité.</text:p>
          </table:table-cell>
          <table:table-cell office:value-type="string" calcext:value-type="string">
            <text:p>-Moyennes des pourcentages</text:p>
            <text:p>des populations ayant un accès</text:p>
            <text:p> basique + un accès sûr à l'au </text:p>
            <text:p>potable</text:p>
          </table:table-cell>
          <table:table-cell office:value-type="string" calcext:value-type="string">
            <text:p>2 graphiques contenant, pour l’un, l’évolution </text:p>
            <text:p>pour l’accès basique. </text:p>
            <text:p>Pour l’autre, l’évolution accès sûr à l’eau</text:p>
          </table:table-cell>
          <table:table-cell office:value-type="string" calcext:value-type="string">
            <text:p>Vue mondiale/Part d’habitants </text:p>
            <text:p>Ayant accès à l’eau potable</text:p>
            <text:p>Rural-urbain</text:p>
          </table:table-cell>
        </table:table-row>
        <table:table-row table:style-name="ro15">
          <table:table-cell table:number-columns-repeated="2"/>
          <table:table-cell table:style-name="ce4" office:value-type="string" calcext:value-type="string" table:number-columns-spanned="4" table:number-rows-spanned="1">
            <text:p>Vue nationale générale</text:p>
          </table:table-cell>
          <table:covered-table-cell table:number-columns-repeated="3" table:style-name="ce6"/>
        </table:table-row>
        <table:table-row table:style-name="ro16">
          <table:table-cell table:number-columns-repeated="2"/>
          <table:table-cell office:value-type="string" calcext:value-type="string">
            <text:p>-Filtrer les données selon les critères suivants :</text:p>
            <text:p><text:span text:style-name="T1">*Population totale</text:span></text:p>
            <text:p><text:span text:style-name="T1">*Pourcentage de la population ayant accès à l’eau basique</text:span></text:p>
            <text:p><text:span text:style-name="T1">*Pourcentage de la population ayant accès à l’eau sûr</text:span></text:p>
            <text:p><text:span text:style-name="T1">*Stabilité politique</text:span></text:p>
            <text:p><text:span text:style-name="T1"/></text:p>
            <text:p><text:span text:style-name="T1">-Filtrer selon l’année</text:span></text:p>
            <text:p><text:span text:style-name="T1"/></text:p>
            <text:p><text:span text:style-name="T1">Filtrer selon le pays</text:span></text:p>
          </table:table-cell>
          <table:table-cell office:value-type="string" calcext:value-type="string">
            <text:p>-Liste des années</text:p>
            <text:p>-Liste des pays</text:p>
            <text:p>-Liste des valeurs deja</text:p>
            <text:p>existantes</text:p>
          </table:table-cell>
          <table:table-cell office:value-type="string" calcext:value-type="string">
            <text:p>Onglets déroulants choix unique pour chaque</text:p>
            <text:p>Filtre</text:p>
          </table:table-cell>
          <table:table-cell office:value-type="string" calcext:value-type="string">
            <text:p>Vue nationale générale/mapmonde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Visualisation géographique d'une mapmonde avec détails</text:p>
            <text:p>pour chaque pays selon critère sélectionné</text:p>
            <text:p/>
          </table:table-cell>
          <table:table-cell office:value-type="string" calcext:value-type="string">
            <text:p>Récupération des données déjà </text:p>
            <text:p>Existantes</text:p>
          </table:table-cell>
          <table:table-cell office:value-type="string" calcext:value-type="string">
            <text:p>Mapmonde avec dégradé de couleurs selon</text:p>
            <text:p>valeur pour le pays selon critère choisi</text:p>
          </table:table-cell>
          <table:table-cell office:value-type="string" calcext:value-type="string">
            <text:p>Vue nationale générale/Mapmonde</text:p>
          </table:table-cell>
        </table:table-row>
        <table:table-row table:style-name="ro18">
          <table:table-cell table:number-columns-repeated="2"/>
          <table:table-cell office:value-type="string" calcext:value-type="string">
            <text:p>-Tableau regroupant un ensemble de paramètre pour un </text:p>
            <text:p>pays sélectionné grâce à un filtre :</text:p>
            <text:p>*le pourcentage de mortalité dû à l’eau insalubre</text:p>
            <text:p>*la population totale</text:p>
            <text:p>*la population urbaine</text:p>
            <text:p>*le pourcentage de la population avec accès basique</text:p>
            <text:p>*le pourcentage de la population avec accès sûr</text:p>
            <text:p>*la stabilité politique</text:p>
            <text:p>*le pourcentage de la population vivant en ville</text:p>
          </table:table-cell>
          <table:table-cell office:value-type="string" calcext:value-type="string">
            <text:p>Récupération des données déjà </text:p>
            <text:p>Existantes</text:p>
          </table:table-cell>
          <table:table-cell office:value-type="string" calcext:value-type="string">
            <text:p>Tableau récapitulatif</text:p>
          </table:table-cell>
          <table:table-cell office:value-type="string" calcext:value-type="string">
            <text:p>Vue nationale générale/ chiffres clés</text:p>
            <text:p>Du pays</text:p>
          </table:table-cell>
        </table:table-row>
        <table:table-row table:style-name="ro19">
          <table:table-cell table:number-columns-repeated="2"/>
          <table:table-cell table:style-name="ce4" office:value-type="string" calcext:value-type="string" table:number-columns-spanned="4" table:number-rows-spanned="1">
            <text:p>Vue nationale services</text:p>
          </table:table-cell>
          <table:covered-table-cell table:number-columns-repeated="3" table:style-name="ce6"/>
        </table:table-row>
        <table:table-row table:style-name="ro20">
          <table:table-cell table:number-columns-repeated="2"/>
          <table:table-cell office:value-type="string" calcext:value-type="string">
            <text:p>-Visualiser graphiquement les pays ou l'on pourra développer</text:p>
            <text:p>le plus facilement les infrastructures d'accès à l'eau</text:p>
          </table:table-cell>
          <table:table-cell office:value-type="string" calcext:value-type="string">
            <text:p>-Pourcentage de la population </text:p>
            <text:p>ayant accès basique</text:p>
            <text:p>-Pourcentage population vivant</text:p>
            <text:p>en ville</text:p>
          </table:table-cell>
          <table:table-cell office:value-type="string" calcext:value-type="string">
            <text:p>Scatter Plot</text:p>
          </table:table-cell>
          <table:table-cell office:value-type="string" calcext:value-type="string">
            <text:p>vue nationale services/Création de</text:p>
            <text:p>Services</text:p>
          </table:table-cell>
        </table:table-row>
        <table:table-row table:style-name="ro21">
          <table:table-cell table:number-columns-repeated="2"/>
          <table:table-cell office:value-type="string" calcext:value-type="string">
            <text:p>-Visualisation dans un tableau de la liste des pays </text:p>
            <text:p>correspondants aux critères de sélections</text:p>
          </table:table-cell>
          <table:table-cell office:value-type="string" calcext:value-type="string">
            <text:p><text:span text:style-name="T1">-Pourcentage de la population </text:span></text:p>
            <text:p><text:span text:style-name="T1">ayant accès basique</text:span></text:p>
            <text:p><text:span text:style-name="T1">-Pourcentage population vivant</text:span></text:p>
            <text:p><text:span text:style-name="T1">en ville</text:span></text:p>
          </table:table-cell>
          <table:table-cell office:value-type="string" calcext:value-type="string">
            <text:p>Tableau récapitulatif</text:p>
          </table:table-cell>
          <table:table-cell office:value-type="string" calcext:value-type="string">
            <text:p><text:span text:style-name="T1">vue nationale services/Table Création </text:span></text:p>
            <text:p><text:span text:style-name="T1">De services</text:span></text:p>
          </table:table-cell>
        </table:table-row>
        <table:table-row table:style-name="ro22">
          <table:table-cell table:number-columns-repeated="2"/>
          <table:table-cell office:value-type="string" calcext:value-type="string">
            <text:p>-Visualisation graphique des pays ou l'on pourra améliorer les</text:p>
            <text:p>installations déja existantes</text:p>
          </table:table-cell>
          <table:table-cell office:value-type="string" calcext:value-type="string">
            <text:p><text:span text:style-name="T1">-Pourcentage de la population </text:span></text:p>
            <text:p><text:span text:style-name="T1">ayant accès basique</text:span></text:p>
            <text:p><text:span text:style-name="T1">-Pourcentage population ayant </text:span></text:p>
            <text:p><text:span text:style-name="T1">accès sûr</text:span></text:p>
          </table:table-cell>
          <table:table-cell office:value-type="string" calcext:value-type="string">
            <text:p>Scatter Plot</text:p>
          </table:table-cell>
          <table:table-cell office:value-type="string" calcext:value-type="string">
            <text:p>Vue nationale services / </text:p>
            <text:p>Modernisation des Services</text:p>
          </table:table-cell>
        </table:table-row>
        <table:table-row table:style-name="ro23">
          <table:table-cell table:number-columns-repeated="2"/>
          <table:table-cell office:value-type="string" calcext:value-type="string">
            <text:p><text:span text:style-name="T1">-Visualisation dans un tableau de la liste des pays </text:span></text:p>
            <text:p><text:span text:style-name="T1">correspondants aux critères de sélections</text:span></text:p>
          </table:table-cell>
          <table:table-cell office:value-type="string" calcext:value-type="string">
            <text:p><text:span text:style-name="T1">-Pourcentage de la population </text:span></text:p>
            <text:p><text:span text:style-name="T1">ayant accès basique</text:span></text:p>
            <text:p><text:span text:style-name="T1">-Pourcentage population ayant </text:span></text:p>
            <text:p><text:span text:style-name="T1">accès sûr</text:span></text:p>
          </table:table-cell>
          <table:table-cell office:value-type="string" calcext:value-type="string">
            <text:p>Tableau récapitulatif</text:p>
          </table:table-cell>
          <table:table-cell office:value-type="string" calcext:value-type="string">
            <text:p>Vue nationale services / Table</text:p>
            <text:p>modernisation des services</text:p>
          </table:table-cell>
        </table:table-row>
        <table:table-row table:style-name="ro24">
          <table:table-cell table:number-columns-repeated="2"/>
          <table:table-cell office:value-type="string" calcext:value-type="string">
            <text:p><text:span text:style-name="T1">-Visualisation graphique des pays ou l'on pourra effectuer les </text:span></text:p>
            <text:p><text:span text:style-name="T1">Meilleures consultations auprès des gouvernements des pays</text:span></text:p>
          </table:table-cell>
          <table:table-cell office:value-type="string" calcext:value-type="string">
            <text:p><text:span text:style-name="T1">-Pourcentage de la population </text:span></text:p>
            <text:p><text:span text:style-name="T1">ayant accès basique</text:span></text:p>
            <text:p><text:span text:style-name="T1">-Taux de mortalité de la population</text:span></text:p>
            <text:p><text:span text:style-name="T1">faible</text:span></text:p>
          </table:table-cell>
          <table:table-cell office:value-type="string" calcext:value-type="string">
            <text:p>Scatter Plot</text:p>
          </table:table-cell>
          <table:table-cell office:value-type="string" calcext:value-type="string">
            <text:p>Vue nationale services/ Consulting</text:p>
          </table:table-cell>
        </table:table-row>
        <table:table-row table:style-name="ro25">
          <table:table-cell table:number-columns-repeated="2"/>
          <table:table-cell office:value-type="string" calcext:value-type="string">
            <text:p><text:span text:style-name="T1">-Visualisation dans un tableau de la liste des pays </text:span></text:p>
            <text:p><text:span text:style-name="T1">correspondants aux critères de sélections</text:span></text:p>
          </table:table-cell>
          <table:table-cell office:value-type="string" calcext:value-type="string">
            <text:p><text:span text:style-name="T1">-Pourcentage de la population </text:span></text:p>
            <text:p><text:span text:style-name="T1">ayant accès basique</text:span></text:p>
            <text:p><text:span text:style-name="T1">-Taux de mortalité de la population</text:span></text:p>
            <text:p><text:span text:style-name="T1">faible</text:span></text:p>
          </table:table-cell>
          <table:table-cell office:value-type="string" calcext:value-type="string">
            <text:p>Tableau récapitulatif</text:p>
          </table:table-cell>
          <table:table-cell office:value-type="string" calcext:value-type="string">
            <text:p>Vue nationale services/ </text:p>
            <text:p>Table consult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2T20:17:50.616000000</meta:creation-date>
    <dc:date>2023-11-13T15:57:48.224000000</dc:date>
    <meta:editing-duration>PT8H42M42S</meta:editing-duration>
    <meta:editing-cycles>2</meta:editing-cycles>
    <meta:generator>LibreOffice/7.4.3.2$Windows_X86_64 LibreOffice_project/1048a8393ae2eeec98dff31b5c133c5f1d08b890</meta:generator>
    <meta:document-statistic meta:table-count="1" meta:cell-count="92" meta:object-count="0"/>
  </office:meta>
</office:document-meta>
</file>